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2" svg:font-family="Arial"/>
    <style:font-face style:name="Tahoma2" svg:font-family="Tahoma"/>
    <style:font-face style:name="Times New Roman1" svg:font-family="'Times New Roman', serif"/>
    <style:font-face style:name="Arial1" svg:font-family="Arial" style:font-family-generic="swiss"/>
    <style:font-face style:name="Courier New"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HG Mincho Light J" svg:font-family="'HG Mincho Light J', 'MS Gothic', HG"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00" fo:font-size="12pt" fo:font-weight="normal"/>
    </style:style>
    <style:style style:name="P3" style:family="paragraph" style:parent-style-name="Standard">
      <style:paragraph-properties fo:line-height="150%"/>
      <style:text-properties fo:color="#000000" fo:font-size="12pt" fo:font-weight="normal"/>
    </style:style>
    <style:style style:name="P4" style:family="paragraph" style:parent-style-name="Standard">
      <style:paragraph-properties fo:line-height="150%"/>
      <style:text-properties fo:color="#000000"/>
    </style:style>
    <style:style style:name="P5" style:family="paragraph" style:parent-style-name="Standard">
      <style:text-properties fo:color="#000000" style:font-name="Times New Roman" fo:font-size="12pt" fo:font-weight="normal" style:font-size-asian="12pt" style:font-weight-asian="normal" style:font-size-complex="12pt" style:font-weight-complex="normal"/>
    </style:style>
    <style:style style:name="P6" style:family="paragraph" style:parent-style-name="Standard">
      <style:text-properties style:font-name="Times New Roman1" fo:font-size="12pt" fo:font-weight="bold" style:font-weight-asian="bold" style:font-weight-complex="bold"/>
    </style:style>
    <style:style style:name="P7" style:family="paragraph" style:parent-style-name="Standard">
      <style:text-properties style:font-name="Arial2" fo:font-size="10pt" fo:font-weight="normal" style:font-weight-asian="normal" style:font-weight-complex="normal"/>
    </style:style>
    <style:style style:name="P8" style:family="paragraph" style:parent-style-name="Standard">
      <style:text-properties fo:font-weight="normal" style:font-weight-asian="normal" style:font-weight-complex="normal"/>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fo:color="#000000"/>
    </style:style>
    <style:style style:name="P11" style:family="paragraph" style:parent-style-name="Text_20_body">
      <style:paragraph-properties fo:line-height="150%"/>
      <style:text-properties fo:color="#000000" style:font-name="Times New Roman" fo:font-size="12pt" fo:font-weight="normal" style:font-size-asian="12pt" style:font-weight-asian="normal" style:font-size-complex="12pt" style:font-weight-complex="normal"/>
    </style:style>
    <style:style style:name="T1" style:family="text">
      <style:text-properties style:font-name="Times New Roman1" fo:font-size="12pt"/>
    </style:style>
    <style:style style:name="T2" style:family="text">
      <style:text-properties style:font-name="Times New Roman1" fo:font-size="12pt" fo:font-weight="bold" style:font-weight-asian="bold" style:font-weight-complex="bold"/>
    </style:style>
    <style:style style:name="T3" style:family="text">
      <style:text-properties fo:color="#000000" style:font-name="Times New Roman" fo:font-size="12pt" fo:font-weight="normal" style:font-size-asian="12pt" style:font-weight-asian="normal" style:font-size-complex="12pt" style:font-weight-complex="normal"/>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SSGIS 2011 (Vortrag)</text:p>
      <text:p text:style-name="Standard"/>
      <text:p text:style-name="P1">Titel</text:p>
      <text:p text:style-name="P7"/>
      <text:p text:style-name="P9">gvSIG Desktop, Network, Sextante, GDI-Client, NavTable und mehr – Einblick in die Komponenten einer freien Software</text:p>
      <text:p text:style-name="P8"><text:s/></text:p>
      <text:p text:style-name="P1"><text:span text:style-name="T1">Referent</text:span> </text:p>
      <text:p text:style-name="P1"/>
      <text:p text:style-name="P10">Ruth Schönbuchner &lt;ruth.schoenbuchner@csgis.de&gt;</text:p>
      <text:p text:style-name="P6"/>
      <text:p text:style-name="Standard"><text:span text:style-name="T2">Kurzbeschreibung</text:span> </text:p>
      <text:p text:style-name="P2"/>
      <text:p text:style-name="P3"><text:tab/>gvSIG als leistungsstarkes DesktopGIS hat sich seit 2004 kontinuierlich weiterentwickelt <text:span text:style-name="T6">und als alternative für propietären software weiter etabliert. </text:span></text:p>
      <text:p text:style-name="P3">Die Software bietet eine enorme Anzahl an Funktionen zur Geodatenverwaltung, - analyse, Tabellenmanagement und Gestaltung eines Drucklayouts an. </text:p>
      <text:p text:style-name="P3">Zahlreiche Erweiterungen und die Interoperabilität mit anderen FOSS- Produkten bieten zusätzliche Möglichkeiten, die das Leistungsspektrum des DesktopGIS noch weiter stärken. <text:line-break/>Der Beitrag will einen Überblick zu gvSIG geben, welches sich durch Erweiterungen und die Anbindung an Zusatzsoftware in ein leistungsstarkes Open Source- Produkt entwickelt hat. <text:line-break/><text:tab/>gvSIG.org [1] <text:s/>ist die offizielle Webseite des Projektes. Die webbasierte Plattform bietet sowohl Anwendern, als auch Entwicklern umfangreiche Informationen in verschiedenen Sprachen. Die Plattform wurde der Community insofern geöffnet, da dort die Möglichkeit besteht die Inhalte online eigenständig editieren und pflegen zu können.</text:p>
      <text:p text:style-name="P3"><text:span text:style-name="T6">Die bisherige Bugverwaltung in gvSIG wird seit April 2010 in OSOR gehostet, was die Suche und eigenständige Meldung von Fehlern vereinfacht.</text:span> [2].</text:p>
      <text:p text:style-name="P4"><text:tab/>gvSIG Desktop, Mobile und Mini erfreuen sich auch in Deutschland zunehmender Beliebtheit. Einige Projekte aus Deutschland sowie auf internationalem Niveau möchten dargestellt werden.</text:p>
      <text:p text:style-name="P4">[1] gvsig.org</text:p>
      <text:p text:style-name="P4">[2] http://forge.osor.eu/tracker/?func=browse&amp;group_id=89&amp;atid=732</text:p>
      <text:p text:style-name="P1">Ansprechpartner</text:p>
      <text:p text:style-name="P11">Ruth Schönbuchner</text:p>
      <text:p text:style-name="P5">Innere Wiener Straße 32<text:line-break/>D - 81667 München <text:line-break/>Telf. +49 (89) 51719945 </text:p>
      <text:p text:style-name="P5">Fax +49 (0) 8323 986407</text:p>
      <text:p text:style-name="Standard"><text:span text:style-name="T3">Email: </text:span><text:a xlink:type="simple" xlink:href="mailto:ruth.schoenbuchner@csgis.de">ruth.schoenbuchner@csgis.de</text:a></text:p>
      <text:p text:style-name="P5">Internet: csgis.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2" svg:font-family="Arial"/>
    <style:font-face style:name="Tahoma2" svg:font-family="Tahoma"/>
    <style:font-face style:name="Times New Roman1" svg:font-family="'Times New Roman', serif"/>
    <style:font-face style:name="Arial1" svg:font-family="Arial" style:font-family-generic="swiss"/>
    <style:font-face style:name="Courier New"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HG Mincho Light J" svg:font-family="'HG Mincho Light J', 'MS Gothic', HG"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1" style:font-size-complex="14pt" style:font-weight-complex="bold"/>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Predeterminado_7e_LT_7e_Gliederung_20_1" style:display-name="Predeterminado~LT~Gliederung 1" style:family="paragraph">
      <style:paragraph-properties fo:margin-left="0.947cm" fo:margin-right="0cm" fo:margin-top="0.282cm" fo:margin-bottom="0cm" fo:line-height="95%" fo:text-align="start" style:justify-single-word="false" fo:text-indent="0cm" style:auto-text-indent="false" style:text-autospace="none">
        <style:tab-stops>
          <style:tab-stop style:position="0.3cm"/>
          <style:tab-stop style:position="1.547cm"/>
          <style:tab-stop style:position="2.796cm"/>
          <style:tab-stop style:position="4.043cm"/>
          <style:tab-stop style:position="5.292cm"/>
          <style:tab-stop style:position="6.539cm"/>
          <style:tab-stop style:position="7.788cm"/>
          <style:tab-stop style:position="9.035cm"/>
          <style:tab-stop style:position="10.283cm"/>
          <style:tab-stop style:position="11.531cm"/>
          <style:tab-stop style:position="12.779cm"/>
          <style:tab-stop style:position="14.026cm"/>
          <style:tab-stop style:position="15.275cm"/>
          <style:tab-stop style:position="16.522cm"/>
          <style:tab-stop style:position="17.771cm"/>
          <style:tab-stop style:position="19.018cm"/>
          <style:tab-stop style:position="20.267cm"/>
          <style:tab-stop style:position="21.514cm"/>
          <style:tab-stop style:position="22.761cm"/>
          <style:tab-stop style:position="24.01cm"/>
        </style:tab-stops>
      </style:paragraph-properties>
      <style:text-properties fo:color="#000000" style:text-outline="false" style:text-line-through-style="none" style:font-name="HG Mincho Light J" fo:font-size="32pt" fo:font-style="normal" fo:text-shadow="none" style:text-underline-style="none" fo:font-weight="normal" style:font-name-asian="HG Mincho Light J" style:font-size-asian="32pt" style:font-style-asian="normal" style:font-weight-asian="normal" style:font-name-complex="HG Mincho Light J" style:font-size-complex="32pt" style:font-style-complex="normal" style:font-weight-complex="normal"/>
    </style:style>
    <style:style style:name="Predeterminado_7e_LT_7e_Gliederung_20_2" style:display-name="Predeterminado~LT~Gliederung 2" style:family="paragraph" style:parent-style-name="Predeterminado_7e_LT_7e_Gliederung_20_1">
      <style:paragraph-properties fo:margin-left="2.058cm" fo:margin-right="0cm" fo:margin-top="0.245cm" fo:margin-bottom="0cm" fo:text-indent="0cm" style:auto-text-indent="false">
        <style:tab-stops>
          <style:tab-stop style:position="-1.623cm"/>
          <style:tab-stop style:position="-0.374cm"/>
          <style:tab-stop style:position="0.873cm"/>
          <style:tab-stop style:position="2.122cm"/>
          <style:tab-stop style:position="3.369cm"/>
          <style:tab-stop style:position="4.618cm"/>
          <style:tab-stop style:position="5.865cm"/>
          <style:tab-stop style:position="7.114cm"/>
          <style:tab-stop style:position="8.361cm"/>
          <style:tab-stop style:position="9.61cm"/>
          <style:tab-stop style:position="10.857cm"/>
          <style:tab-stop style:position="12.106cm"/>
          <style:tab-stop style:position="13.353cm"/>
          <style:tab-stop style:position="14.6cm"/>
          <style:tab-stop style:position="15.849cm"/>
          <style:tab-stop style:position="17.097cm"/>
          <style:tab-stop style:position="18.344cm"/>
          <style:tab-stop style:position="19.593cm"/>
          <style:tab-stop style:position="20.84cm"/>
          <style:tab-stop style:position="22.089cm"/>
        </style:tab-stops>
      </style:paragraph-properties>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left="3.175cm" fo:margin-right="0cm" fo:margin-top="0.212cm" fo:margin-bottom="0cm" fo:text-indent="0cm" style:auto-text-indent="false">
        <style:tab-stops>
          <style:tab-stop style:position="-2.607cm"/>
          <style:tab-stop style:position="-1.358cm"/>
          <style:tab-stop style:position="-0.111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left="4.445cm" fo:margin-right="0cm" fo:margin-top="0.176cm" fo:margin-bottom="0cm" fo:text-indent="0cm" style:auto-text-indent="false">
        <style:tab-stops>
          <style:tab-stop style:position="-3.898cm"/>
          <style:tab-stop style:position="-2.651cm"/>
          <style:tab-stop style:position="-1.402cm"/>
          <style:tab-stop style:position="-0.155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left="5.715cm" fo:margin-right="0cm" fo:text-indent="0cm" style:auto-text-indent="false">
        <style:tab-stops>
          <style:tab-stop style:position="-5.191cm"/>
          <style:tab-stop style:position="-3.942cm"/>
          <style:tab-stop style:position="-2.695cm"/>
          <style:tab-stop style:position="-1.446cm"/>
          <style:tab-stop style:position="-0.199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margin-left="0cm" fo:margin-right="0cm" fo:margin-top="0cm" fo:margin-bottom="0cm" fo:line-height="95%"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HG Mincho Light J" fo:font-size="44pt" fo:font-style="normal" fo:text-shadow="none" style:text-underline-style="none" fo:font-weight="normal" style:font-name-asian="HG Mincho Light J" style:font-size-asian="44pt" style:font-style-asian="normal" style:font-weight-asian="normal" style:font-name-complex="HG Mincho Light J" style:font-size-complex="44pt" style:font-style-complex="normal" style:font-weight-complex="normal"/>
    </style:style>
    <style:style style:name="Predeterminado_7e_LT_7e_Untertitel" style:display-name="Predeterminado~LT~Untertitel" style:family="paragraph">
      <style:paragraph-properties fo:margin-left="0cm" fo:margin-right="0cm" fo:margin-top="0.282cm" fo:margin-bottom="0cm" fo:line-height="95%"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HG Mincho Light J" fo:font-size="32pt" fo:font-style="normal" fo:text-shadow="none" style:text-underline-style="none" fo:font-weight="normal" style:font-name-asian="HG Mincho Light J" style:font-size-asian="32pt" style:font-style-asian="normal" style:font-weight-asian="normal" style:font-name-complex="HG Mincho Light J" style:font-size-complex="32pt" style:font-style-complex="normal" style:font-weight-complex="normal"/>
    </style:style>
    <style:style style:name="Predeterminado_7e_LT_7e_Notizen" style:display-name="Predeterminado~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Predeterminado_7e_LT_7e_Hintergrundobjekte" style:display-name="Predeterminado~LT~Hintergrundobjekte" style:family="paragraph">
      <style:paragraph-properties style:text-autospace="none"/>
    </style:style>
    <style:style style:name="Predeterminado_7e_LT_7e_Hintergrund" style:display-name="Predeterminado~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fo:line-height="95%"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HG Mincho Light J" fo:font-size="44pt" fo:font-style="normal" fo:text-shadow="none" style:text-underline-style="none" fo:font-weight="normal" style:font-name-asian="HG Mincho Light J" style:font-size-asian="44pt" style:font-style-asian="normal" style:font-weight-asian="normal" style:font-name-complex="HG Mincho Light J" style:font-size-complex="44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0.947cm" fo:margin-right="0cm" fo:margin-top="0.282cm" fo:margin-bottom="0cm" fo:line-height="95%" fo:text-align="start" style:justify-single-word="false" fo:text-indent="0cm" style:auto-text-indent="false" style:text-autospace="none">
        <style:tab-stops>
          <style:tab-stop style:position="0.3cm"/>
          <style:tab-stop style:position="1.547cm"/>
          <style:tab-stop style:position="2.796cm"/>
          <style:tab-stop style:position="4.043cm"/>
          <style:tab-stop style:position="5.292cm"/>
          <style:tab-stop style:position="6.539cm"/>
          <style:tab-stop style:position="7.788cm"/>
          <style:tab-stop style:position="9.035cm"/>
          <style:tab-stop style:position="10.283cm"/>
          <style:tab-stop style:position="11.531cm"/>
          <style:tab-stop style:position="12.779cm"/>
          <style:tab-stop style:position="14.026cm"/>
          <style:tab-stop style:position="15.275cm"/>
          <style:tab-stop style:position="16.522cm"/>
          <style:tab-stop style:position="17.771cm"/>
          <style:tab-stop style:position="19.018cm"/>
          <style:tab-stop style:position="20.267cm"/>
          <style:tab-stop style:position="21.514cm"/>
          <style:tab-stop style:position="22.761cm"/>
          <style:tab-stop style:position="24.01cm"/>
        </style:tab-stops>
      </style:paragraph-properties>
      <style:text-properties fo:color="#000000" style:text-outline="false" style:text-line-through-style="none" style:font-name="HG Mincho Light J" fo:font-size="32pt" fo:font-style="normal" fo:text-shadow="none" style:text-underline-style="none" fo:font-weight="normal" style:font-name-asian="HG Mincho Light J" style:font-size-asian="32pt" style:font-style-asian="normal" style:font-weight-asian="normal" style:font-name-complex="HG Mincho Light J" style:font-size-complex="32pt" style:font-style-complex="normal" style:font-weight-complex="normal"/>
    </style:style>
    <style:style style:name="Gliederung_20_2" style:display-name="Gliederung 2" style:family="paragraph" style:parent-style-name="Gliederung_20_1">
      <style:paragraph-properties fo:margin-left="2.058cm" fo:margin-right="0cm" fo:margin-top="0.245cm" fo:margin-bottom="0cm" fo:text-indent="0cm" style:auto-text-indent="false">
        <style:tab-stops>
          <style:tab-stop style:position="-1.623cm"/>
          <style:tab-stop style:position="-0.374cm"/>
          <style:tab-stop style:position="0.873cm"/>
          <style:tab-stop style:position="2.122cm"/>
          <style:tab-stop style:position="3.369cm"/>
          <style:tab-stop style:position="4.618cm"/>
          <style:tab-stop style:position="5.865cm"/>
          <style:tab-stop style:position="7.114cm"/>
          <style:tab-stop style:position="8.361cm"/>
          <style:tab-stop style:position="9.61cm"/>
          <style:tab-stop style:position="10.857cm"/>
          <style:tab-stop style:position="12.106cm"/>
          <style:tab-stop style:position="13.353cm"/>
          <style:tab-stop style:position="14.6cm"/>
          <style:tab-stop style:position="15.849cm"/>
          <style:tab-stop style:position="17.097cm"/>
          <style:tab-stop style:position="18.344cm"/>
          <style:tab-stop style:position="19.593cm"/>
          <style:tab-stop style:position="20.84cm"/>
          <style:tab-stop style:position="22.089cm"/>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175cm" fo:margin-right="0cm" fo:margin-top="0.212cm" fo:margin-bottom="0cm" fo:text-indent="0cm" style:auto-text-indent="false">
        <style:tab-stops>
          <style:tab-stop style:position="-2.607cm"/>
          <style:tab-stop style:position="-1.358cm"/>
          <style:tab-stop style:position="-0.111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445cm" fo:margin-right="0cm" fo:margin-top="0.176cm" fo:margin-bottom="0cm" fo:text-indent="0cm" style:auto-text-indent="false">
        <style:tab-stops>
          <style:tab-stop style:position="-3.898cm"/>
          <style:tab-stop style:position="-2.651cm"/>
          <style:tab-stop style:position="-1.402cm"/>
          <style:tab-stop style:position="-0.155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715cm" fo:margin-right="0cm" fo:text-indent="0cm" style:auto-text-indent="false">
        <style:tab-stops>
          <style:tab-stop style:position="-5.191cm"/>
          <style:tab-stop style:position="-3.942cm"/>
          <style:tab-stop style:position="-2.695cm"/>
          <style:tab-stop style:position="-1.446cm"/>
          <style:tab-stop style:position="-0.199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Normal" style:family="paragraph">
      <style:paragraph-properties style:text-autospace="none"/>
      <style:text-properties fo:font-size="21pt" style:font-size-asian="21pt" style:font-size-complex="21pt"/>
    </style:style>
    <style:style style:name="Definition_20_Term" style:display-name="Definition Term" style:family="paragraph">
      <style:paragraph-properties style:text-autospace="none"/>
    </style:style>
    <style:style style:name="Definition_20_List" style:display-name="Definition List" style:family="paragraph">
      <style:paragraph-properties fo:margin-left="1.12cm" fo:margin-right="0cm" fo:text-indent="0cm" style:auto-text-indent="false" style:text-autospace="none"/>
    </style:style>
    <style:style style:name="Definition" style:family="paragraph">
      <style:paragraph-properties style:text-autospace="none"/>
      <style:text-properties fo:font-style="italic" style:font-style-asian="italic" style:font-style-complex="italic"/>
    </style:style>
    <style:style style:name="H1" style:family="paragraph">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paragraph">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paragraph">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paragraph">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paragraph">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paragraph">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paragraph">
      <style:paragraph-properties style:text-autospace="none"/>
      <style:text-properties fo:font-style="italic" style:font-style-asian="italic" style:font-style-complex="italic"/>
    </style:style>
    <style:style style:name="Blockquote" style:family="paragraph">
      <style:paragraph-properties fo:margin-left="1.12cm" fo:margin-right="1.12cm" fo:margin-top="0.31cm" fo:margin-bottom="0.31cm" fo:text-indent="0cm" style:auto-text-indent="false" style:text-autospace="none"/>
    </style:style>
    <style:style style:name="CITE" style:family="paragraph">
      <style:paragraph-properties style:text-autospace="none"/>
      <style:text-properties fo:font-style="italic" style:font-style-asian="italic" style:font-style-complex="italic"/>
    </style:style>
    <style:style style:name="CODE" style:family="paragraph">
      <style:paragraph-properties style:text-autospace="none"/>
      <style:text-properties style:font-name="Courier New" fo:font-size="10pt" style:font-name-asian="Courier New" style:font-size-asian="10pt" style:font-name-complex="Courier New" style:font-size-complex="10pt"/>
    </style:style>
    <style:style style:name="Emphasis" style:family="paragraph">
      <style:paragraph-properties style:text-autospace="none"/>
      <style:text-properties fo:font-style="italic" style:text-underline-style="none" style:font-style-asian="italic" style:font-style-complex="italic"/>
    </style:style>
    <style:style style:name="Hyperlink" style:family="paragraph">
      <style:paragraph-properties style:text-autospace="none"/>
      <style:text-properties fo:color="#0000ff" style:text-underline-style="solid" style:text-underline-width="auto" style:text-underline-color="font-color"/>
    </style:style>
    <style:style style:name="FollowedHyperlink" style:family="paragraph">
      <style:paragraph-properties style:text-autospace="none"/>
      <style:text-properties fo:color="#800080" style:text-underline-style="solid" style:text-underline-width="auto" style:text-underline-color="font-color"/>
    </style:style>
    <style:style style:name="Keyboard" style:family="paragraph">
      <style:paragraph-properties style:text-autospace="none"/>
      <style:text-properties style:font-name="Courier New" fo:font-size="10pt" fo:font-weight="bold" style:font-name-asian="Courier New" style:font-size-asian="10pt" style:font-weight-asian="bold" style:font-name-complex="Courier New" style:font-size-complex="10pt" style:font-weight-complex="bold"/>
    </style:style>
    <style:style style:name="Preformatted" style:family="paragraph">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style:font-name="Courier New" fo:font-size="10pt" style:font-name-asian="Courier New" style:font-size-asian="10pt" style:font-name-complex="Courier New" style:font-size-complex="10pt"/>
    </style:style>
    <style:style style:name="Bottom_20_of_20_Form" style:display-name="Bottom of Form" style:family="paragraph">
      <style:paragraph-properties fo:text-align="center" style:justify-single-word="false" style:text-autospace="none"/>
      <style:text-properties style:font-name="Arial1" fo:font-size="8pt" style:font-name-asian="Arial1" style:font-size-asian="8pt" style:font-name-complex="Arial1" style:font-size-complex="8pt"/>
    </style:style>
    <style:style style:name="Top_20_of_20_Form" style:display-name="Top of Form" style:family="paragraph">
      <style:paragraph-properties fo:text-align="center" style:justify-single-word="false" style:text-autospace="none"/>
      <style:text-properties style:font-name="Arial1" fo:font-size="8pt" style:font-name-asian="Arial1" style:font-size-asian="8pt" style:font-name-complex="Arial1" style:font-size-complex="8pt"/>
    </style:style>
    <style:style style:name="Sample" style:family="paragraph">
      <style:paragraph-properties style:text-autospace="none"/>
      <style:text-properties style:font-name="Courier New" style:font-name-asian="Courier New" style:font-name-complex="Courier New"/>
    </style:style>
    <style:style style:name="Strong" style:family="paragraph">
      <style:paragraph-properties style:text-autospace="none"/>
      <style:text-properties fo:font-weight="bold" style:font-weight-asian="bold" style:font-weight-complex="bold"/>
    </style:style>
    <style:style style:name="Typewriter" style:family="paragraph">
      <style:paragraph-properties style:text-autospace="none"/>
      <style:text-properties style:font-name="Courier New" fo:font-size="10pt" style:font-name-asian="Courier New" style:font-size-asian="10pt" style:font-name-complex="Courier New" style:font-size-complex="10pt"/>
    </style:style>
    <style:style style:name="Variable" style:family="paragraph">
      <style:paragraph-properties style:text-autospace="none"/>
      <style:text-properties fo:font-style="italic" style:font-style-asian="italic" style:font-style-complex="italic"/>
    </style:style>
    <style:style style:name="HTML_20_Markup" style:display-name="HTML Markup" style:family="paragraph">
      <style:paragraph-properties style:text-autospace="none"/>
      <style:text-properties fo:color="#ff0000"/>
    </style:style>
    <style:style style:name="Comment" style:family="paragraph">
      <style:paragraph-properties style:text-autospace="none"/>
    </style:style>
    <style:style style:name="Definitonsterm" style:family="paragraph">
      <style:paragraph-properties style:text-autospace="none"/>
    </style:style>
    <style:style style:name="Definitionsliste" style:family="paragraph">
      <style:paragraph-properties fo:margin-left="1.12cm" fo:margin-right="0cm" fo:text-indent="0cm" style:auto-text-indent="false" style:text-autospace="none"/>
    </style:style>
    <style:style style:name="Adresse" style:family="paragraph">
      <style:paragraph-properties style:text-autospace="none"/>
      <style:text-properties fo:font-style="italic" style:font-style-asian="italic" style:font-style-complex="italic"/>
    </style:style>
    <style:style style:name="Betonung" style:family="paragraph">
      <style:paragraph-properties style:text-autospace="none"/>
      <style:text-properties fo:font-style="italic" style:text-underline-style="none" style:font-style-asian="italic" style:font-style-complex="italic"/>
    </style:style>
    <style:style style:name="Besuchter_20_Hyperlink" style:display-name="Besuchter Hyperlink" style:family="paragraph">
      <style:paragraph-properties style:text-autospace="none"/>
      <style:text-properties fo:color="#800080" style:text-underline-style="solid" style:text-underline-width="auto" style:text-underline-color="font-color"/>
    </style:style>
    <style:style style:name="Tastatur" style:family="paragraph">
      <style:paragraph-properties style:text-autospace="none"/>
      <style:text-properties style:font-name="Courier New" fo:font-size="10pt" fo:font-weight="bold" style:font-name-asian="Courier New" style:font-size-asian="10pt" style:font-weight-asian="bold" style:font-name-complex="Courier New" style:font-size-complex="10pt" style:font-weight-complex="bold"/>
    </style:style>
    <style:style style:name="Vorformatiert" style:family="paragraph">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style:font-name="Courier New" fo:font-size="10pt" style:font-name-asian="Courier New" style:font-size-asian="10pt" style:font-name-complex="Courier New" style:font-size-complex="10pt"/>
    </style:style>
    <style:style style:name="z-Formularende" style:family="paragraph">
      <style:paragraph-properties fo:text-align="center" style:justify-single-word="false" style:text-autospace="none"/>
      <style:text-properties style:font-name="Arial1" fo:font-size="8pt" style:font-name-asian="Arial1" style:font-size-asian="8pt" style:font-name-complex="Arial1" style:font-size-complex="8pt"/>
    </style:style>
    <style:style style:name="z-Formularbeginn" style:family="paragraph">
      <style:paragraph-properties fo:text-align="center" style:justify-single-word="false" style:text-autospace="none"/>
      <style:text-properties style:font-name="Arial1" fo:font-size="8pt" style:font-name-asian="Arial1" style:font-size-asian="8pt" style:font-name-complex="Arial1" style:font-size-complex="8pt"/>
    </style:style>
    <style:style style:name="Beispiel" style:family="paragraph">
      <style:paragraph-properties style:text-autospace="none"/>
      <style:text-properties style:font-name="Courier New" style:font-name-asian="Courier New" style:font-name-complex="Courier New"/>
    </style:style>
    <style:style style:name="Max." style:family="paragraph">
      <style:paragraph-properties style:text-autospace="none"/>
      <style:text-properties fo:font-weight="bold" style:font-weight-asian="bold" style:font-weight-complex="bold"/>
    </style:style>
    <style:style style:name="Schreibmaschine" style:family="paragraph">
      <style:paragraph-properties style:text-autospace="none"/>
      <style:text-properties style:font-name="Courier New" fo:font-size="10pt" style:font-name-asian="Courier New" style:font-size-asian="10pt" style:font-name-complex="Courier New" style:font-size-complex="10pt"/>
    </style:style>
    <style:style style:name="Variabel" style:family="paragraph">
      <style:paragraph-properties style:text-autospace="none"/>
      <style:text-properties fo:font-style="italic" style:font-style-asian="italic" style:font-style-complex="italic"/>
    </style:style>
    <style:style style:name="HTML-Code" style:family="paragraph">
      <style:paragraph-properties style:text-autospace="none"/>
      <style:text-properties fo:color="#ff0000"/>
    </style:style>
    <style:style style:name="Kommentar" style:family="paragraph">
      <style:paragraph-properties style:text-autospace="none"/>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j c</meta:initial-creator>
    <meta:creation-date>2008-02-20T17:43:10</meta:creation-date>
    <dc:creator>Ruth Schönbuchner</dc:creator>
    <dc:date>2010-11-26T12:54:11.34</dc:date>
    <dc:language>de-DE</dc:language>
    <meta:editing-cycles>18</meta:editing-cycles>
    <meta:editing-duration>PT02H47M02S</meta:editing-duration>
    <meta:document-statistic meta:table-count="0" meta:image-count="0" meta:object-count="0" meta:page-count="1" meta:paragraph-count="20" meta:word-count="222" meta:character-count="1785"/>
    <meta:user-defined meta:name="Info 1"/>
    <meta:user-defined meta:name="Info 2"/>
    <meta:user-defined meta:name="Info 3"/>
    <meta:user-defined meta:name="Info 4"/>
  </office:meta>
</office:document-meta>
</file>